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f58" officeooo:paragraph-rsid="0005ff58"/>
    </style:style>
    <style:style style:name="P2" style:family="paragraph" style:parent-style-name="Standard">
      <style:text-properties officeooo:rsid="0005ff58" officeooo:paragraph-rsid="00105e8a"/>
    </style:style>
    <style:style style:name="P3" style:family="paragraph" style:parent-style-name="Standard">
      <style:text-properties officeooo:rsid="000717f5" officeooo:paragraph-rsid="000717f5"/>
    </style:style>
    <style:style style:name="P4" style:family="paragraph" style:parent-style-name="Standard">
      <style:text-properties officeooo:rsid="0013b81e" officeooo:paragraph-rsid="0013b81e"/>
    </style:style>
    <style:style style:name="P5" style:family="paragraph" style:parent-style-name="Standard">
      <style:text-properties officeooo:rsid="00142dd3" officeooo:paragraph-rsid="00142dd3"/>
    </style:style>
    <style:style style:name="P6" style:family="paragraph" style:parent-style-name="Standard">
      <style:text-properties officeooo:rsid="0019d4ca" officeooo:paragraph-rsid="0019d4ca"/>
    </style:style>
    <style:style style:name="P7" style:family="paragraph"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T1" style:family="text">
      <style:text-properties officeooo:rsid="0009145b"/>
    </style:style>
    <style:style style:name="T2" style:family="text">
      <style:text-properties officeooo:rsid="000ac7d0"/>
    </style:style>
    <style:style style:name="T3" style:family="text">
      <style:text-properties officeooo:rsid="001612f2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1256in" fo:margin-right="0.1256in" fo:margin-top="0.1256in" fo:margin-bottom="0.1256in" style:vertical-pos="from-top" style:vertical-rel="page" style:horizontal-pos="from-left" style:horizontal-rel="page" draw:ole-draw-aspect="1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svg:stroke-color="#ff0000" draw:marker-end="Arrow" draw:marker-end-width="0.0693in" draw:fill-color="#ff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Object4" text:anchor-type="page" text:anchor-page-number="1" svg:x="7.3571in" svg:y="1.3417in" svg:width="0.7953in" svg:height="0.2091in" draw:z-index="5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5" draw:name="Object5" text:anchor-type="page" text:anchor-page-number="1" svg:x="7.2543in" svg:y="1.972in" svg:width="0.3437in" svg:height="0.2091in" draw:z-index="6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5" draw:name="Object3" text:anchor-type="page" text:anchor-page-number="1" svg:x="6.6957in" svg:y="1.3937in" svg:width="0.2075in" svg:height="0.2091in" draw:z-index="8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5" draw:name="Object2" text:anchor-type="page" text:anchor-page-number="1" svg:x="6.7744in" svg:y="1.7783in" svg:width="0.2091in" svg:height="0.2091in" draw:z-index="9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line text:anchor-type="page" text:anchor-page-number="1" draw:z-index="24" draw:name="Shape2_2" draw:style-name="gr1" draw:text-style-name="P7" svg:x1="6.3047in" svg:y1="6.3327in" svg:x2="5.9618in" svg:y2="6.8862in">
        <text:p/>
      </draw:line>
      <draw:line text:anchor-type="page" text:anchor-page-number="1" draw:z-index="23" draw:name="Shape2_1" draw:style-name="gr1" draw:text-style-name="P7" svg:x1="6.3047in" svg:y1="6.3299in" svg:x2="7.1984in" svg:y2="6.3327in">
        <text:p/>
      </draw:line>
      <draw:line text:anchor-type="page" text:anchor-page-number="1" draw:z-index="22" draw:name="Shape4_3" draw:style-name="gr2" draw:text-style-name="P7" svg:x1="6.7047in" svg:y1="6.6598in" svg:x2="6.9012in" svg:y2="6.0591in">
        <text:p/>
      </draw:line>
      <draw:line text:anchor-type="page" text:anchor-page-number="1" draw:z-index="21" draw:name="Shape4_4" draw:style-name="gr2" draw:text-style-name="P7" svg:x1="5.9035in" svg:y1="6.0591in" svg:x2="6.9016in" svg:y2="6.0591in">
        <text:p/>
      </draw:line>
      <draw:line text:anchor-type="page" text:anchor-page-number="1" draw:z-index="20" draw:name="Shape4_2" draw:style-name="gr2" draw:text-style-name="P7" svg:x1="5.7071in" svg:y1="6.6598in" svg:x2="6.7051in" svg:y2="6.6598in">
        <text:p/>
      </draw:line>
      <draw:line text:anchor-type="page" text:anchor-page-number="1" draw:z-index="19" draw:name="Shape4_1" draw:style-name="gr2" draw:text-style-name="P7" svg:x1="5.7071in" svg:y1="6.6598in" svg:x2="6.7051in" svg:y2="6.6598in">
        <text:p/>
      </draw:line>
      <draw:line text:anchor-type="page" text:anchor-page-number="1" draw:z-index="18" draw:name="Shape4" draw:style-name="gr2" draw:text-style-name="P7" svg:x1="5.7071in" svg:y1="6.6598in" svg:x2="5.9035in" svg:y2="6.0591in">
        <text:p/>
      </draw:line>
      <draw:line text:anchor-type="page" text:anchor-page-number="1" draw:z-index="17" draw:name="Shape2_0" draw:style-name="gr1" draw:text-style-name="P7" svg:x1="6.3047in" svg:y1="6.3299in" svg:x2="6.2866in" svg:y2="5.6689in">
        <text:p/>
      </draw:line>
      <draw:line text:anchor-type="page" text:anchor-page-number="1" draw:z-index="4" draw:name="Shape1_0" draw:style-name="gr3" draw:text-style-name="P8" svg:x1="7.1909in" svg:y1="1.3937in" svg:x2="7.5909in" svg:y2="1.7937in">
        <text:p/>
      </draw:line>
      <draw:line text:anchor-type="page" text:anchor-page-number="1" draw:z-index="3" draw:name="Shape3" draw:style-name="gr4" draw:text-style-name="P7" svg:x1="7.5571in" svg:y1="1.7807in" svg:x2="6.9571in" svg:y2="2.1807in">
        <text:p/>
      </draw:line>
      <draw:line text:anchor-type="page" text:anchor-page-number="1" draw:z-index="2" draw:name="Shape2" draw:style-name="gr1" draw:text-style-name="P7" svg:x1="6.5909in" svg:y1="1.7984in" svg:x2="7.5909in" svg:y2="1.7783in">
        <text:p/>
      </draw:line>
      <draw:line text:anchor-type="page" text:anchor-page-number="1" draw:z-index="1" draw:name="Shape1" draw:style-name="gr1" draw:text-style-name="P7" svg:x1="6.5929in" svg:y1="1.7937in" svg:x2="7.1929in" svg:y2="1.3937in">
        <text:p/>
      </draw:line>
      <text:p text:style-name="P3">Force <text:span text:style-name="T2">pulling </text:span>on mass 1 toward mass 2 <text:span text:style-name="T1">can be written as</text:span></text:p>
      <text:p text:style-name="P3"/>
      <text:p text:style-name="P1"><draw:frame draw:style-name="fr4" draw:name="Object1" text:anchor-type="as-char" svg:y="-0.2728in" svg:width="5.0102in" svg:height="0.47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3" draw:name="Object6" text:anchor-type="as-char" svg:y="-0.2728in" svg:width="3.7075in" svg:height="0.4783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ct7" text:anchor-type="as-char" svg:y="-0.2689in" svg:width="3.5362in" svg:height="0.4744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2"><draw:frame draw:style-name="fr2" draw:name="Object8" text:anchor-type="as-char" svg:y="-0.1728in" svg:width="3.0374in" svg:height="0.2335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><draw:frame draw:style-name="fr2" draw:name="Object9" text:anchor-type="as-char" svg:y="-0.2728in" svg:width="3.6543in" svg:height="0.4783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2" draw:name="Object10" text:anchor-type="as-char" svg:y="-0.2689in" svg:width="1.0008in" svg:height="0.4181in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4">At <draw:frame draw:style-name="fr2" draw:name="Object11" text:anchor-type="as-char" svg:y="-0.1484in" svg:width="1.3508in" svg:height="0.2091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>We have 18 first order ODE, 9 equations for <draw:frame draw:style-name="fr1" draw:name="Object12" text:anchor-type="as-char" svg:y="-0.1484in" svg:width="0.4634in" svg:height="0.1839in" draw:z-index="15"><draw:object xlink:href="./Object 12" xlink:type="simple" xlink:show="embed" xlink:actuate="onLoad"/><draw:image xlink:href="./ObjectReplacements/Object 12" xlink:type="simple" xlink:show="embed" xlink:actuate="onLoad"/></draw:frame>(3 directions x 3 objects) and 9 equations for <draw:frame draw:style-name="fr1" draw:name="Object13" text:anchor-type="as-char" svg:y="-0.1484in" svg:width="0.4547in" svg:height="0.1839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(3 directions x 3 objects) <text:span text:style-name="T3">to be solved simultaneously.</text:span></text:p>
      <text:p text:style-name="P5"/>
      <text:p text:style-name="P6">Simplified camera angle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Long_20_Dash" draw:display-name="Long Dash" draw:style="rect" draw:dots1="1" draw:dots1-length="454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05:37:52.232577499</meta:creation-date>
    <dc:date>2024-02-18T09:35:08.294102315</dc:date>
    <meta:editing-duration>P29DT13H22M17S</meta:editing-duration>
    <meta:editing-cycles>9</meta:editing-cycles>
    <meta:generator>LibreOffice/6.4.7.2$Linux_X86_64 LibreOffice_project/40$Build-2</meta:generator>
    <meta:document-statistic meta:table-count="0" meta:image-count="0" meta:object-count="13" meta:page-count="1" meta:paragraph-count="10" meta:word-count="43" meta:character-count="227" meta:non-whitespace-character-count="187"/>
  </office:meta>
</office:document-meta>
</file>

<file path=Object 1/content.xml><?xml version="1.0" encoding="utf-8"?>
<math xmlns="http://www.w3.org/1998/Math/MathML" display="block">
  <semantics>
    <mrow>
      <mrow>
        <mstyle mathvariant="bold">
          <msub>
            <mi>F</mi>
            <mn>12</mn>
          </msub>
        </mstyle>
        <mo stretchy="false">=</mo>
        <msub>
          <mi>F</mi>
          <mrow>
            <mi>x</mi>
            <mn>12</mn>
          </mrow>
        </msub>
      </mrow>
      <mrow>
        <mover accent="true">
          <mi>i</mi>
          <mo stretchy="false">^</mo>
        </mover>
        <mo stretchy="false">+</mo>
        <msub>
          <mi>F</mi>
          <mrow>
            <mi>y</mi>
            <mn>12</mn>
          </mrow>
        </msub>
      </mrow>
      <mrow>
        <mover accent="true">
          <mi>j</mi>
          <mo stretchy="false">^</mo>
        </mover>
        <mo stretchy="false">+</mo>
        <msub>
          <mi>F</mi>
          <mrow>
            <mi>z</mi>
            <mn>12</mn>
          </mrow>
        </msub>
      </mrow>
      <mrow>
        <mover accent="true">
          <mi>k</mi>
          <mo stretchy="false">^</mo>
        </mover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bsup>
            <mi>s</mi>
            <mn>12</mn>
            <mn>2</mn>
          </msubsup>
        </mfrac>
      </mrow>
      <mrow>
        <msub>
          <mover accent="true">
            <mi>s</mi>
            <mo stretchy="false">^</mo>
          </mover>
          <mn>12</mn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  <mstyle mathvariant="bold">
              <msub>
                <mi>s</mi>
                <mn>12</mn>
              </msub>
            </mstyle>
          </mrow>
          <msubsup>
            <mi>s</mi>
            <mn>12</mn>
            <mn>3</mn>
          </msubsup>
        </mfrac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  <mrow>
              <mo fence="true" stretchy="false">(</mo>
              <mrow>
                <mrow>
                  <mstyle mathvariant="bold">
                    <msub>
                      <mi>r</mi>
                      <mn>2</mn>
                    </msub>
                  </mstyle>
                  <mo stretchy="false">−</mo>
                  <mstyle mathvariant="bold">
                    <msub>
                      <mi>r</mi>
                      <mn>1</mn>
                    </msub>
                  </mstyle>
                </mrow>
              </mrow>
              <mo fence="true" stretchy="false">)</mo>
            </mrow>
          </mrow>
          <msup>
            <mrow>
              <mo fence="true" stretchy="true">|</mo>
              <mrow>
                <mrow>
                  <msub>
                    <mi>r</mi>
                    <mn>2</mn>
                  </msub>
                  <mo stretchy="false">−</mo>
                  <msub>
                    <mi>r</mi>
                    <mn>1</mn>
                  </msub>
                </mrow>
              </mrow>
              <mo fence="true" stretchy="true">|</mo>
            </mrow>
            <mn>3</mn>
          </msup>
        </mfrac>
      </mrow>
    </mrow>
    <annotation encoding="StarMath 5.0">bold { F_12 }=F_x12 hat i + F_y12 hat j + F_z12 hat k = {G M_1 M_2} over { {s}^2_12 } {hat{s}}_12 = {G M_1 M_2 bold s_12} over { {s}^3_12 } = { G M_1 M_2 (bold r_2 - bold r_1)} over {{abs{r_2-r_1}}^3  }</annotation>
  </semantics>
</math>
</file>

<file path=Object 10/content.xml><?xml version="1.0" encoding="utf-8"?>
<math xmlns="http://www.w3.org/1998/Math/MathML" display="block">
  <semantics>
    <mrow>
      <msub>
        <mover accent="true">
          <mi>r</mi>
          <mo stretchy="false">˙</mo>
        </mover>
        <mrow>
          <mn>1</mn>
          <mi>x</mi>
        </mrow>
      </msub>
      <mo stretchy="false">=</mo>
      <mstyle color="blue">
        <msub>
          <mi>v</mi>
          <mrow>
            <mn>1</mn>
            <mi>x</mi>
          </mrow>
        </msub>
      </mstyle>
      <mo stretchy="false">=</mo>
      <mfrac>
        <msub>
          <mi mathvariant="italic">dx</mi>
          <mn>1</mn>
        </msub>
        <mi mathvariant="italic">dt</mi>
      </mfrac>
    </mrow>
    <annotation encoding="StarMath 5.0">{dot{ r }}_1x = color blue { v_1x } =dx_1 over dt</annotation>
  </semantics>
</math>
</file>

<file path=Object 11/content.xml><?xml version="1.0" encoding="utf-8"?>
<math xmlns="http://www.w3.org/1998/Math/MathML" display="block">
  <semantics>
    <mrow>
      <mrow>
        <mi>t</mi>
        <mo stretchy="false">=</mo>
        <mn>0</mn>
      </mrow>
      <mi>s</mi>
      <mi>,</mi>
      <mrow>
        <msub>
          <mi>v</mi>
          <mi mathvariant="italic">ix</mi>
        </msub>
        <mo stretchy="false">=</mo>
        <msub>
          <mi>v</mi>
          <mrow>
            <mn>0</mn>
            <mi mathvariant="italic">ix</mi>
          </mrow>
        </msub>
      </mrow>
      <mrow>
        <mi>m</mi>
        <mo stretchy="false">/</mo>
        <mi>s</mi>
      </mrow>
    </mrow>
    <annotation encoding="StarMath 5.0">t=0 s, v_ix=v_0ix m/s
</annotation>
  </semantics>
</math>
</file>

<file path=Object 12/content.xml><?xml version="1.0" encoding="utf-8"?>
<math xmlns="http://www.w3.org/1998/Math/MathML" display="block">
  <semantics>
    <mrow>
      <mi mathvariant="italic">dv</mi>
      <mo stretchy="false">/</mo>
      <mi mathvariant="italic">dt</mi>
    </mrow>
    <annotation encoding="StarMath 5.0">dv / dt </annotation>
  </semantics>
</math>
</file>

<file path=Object 13/content.xml><?xml version="1.0" encoding="utf-8"?>
<math xmlns="http://www.w3.org/1998/Math/MathML" display="block">
  <semantics>
    <mrow>
      <mi mathvariant="italic">dr</mi>
      <mo stretchy="false">/</mo>
      <mi mathvariant="italic">dt</mi>
    </mrow>
    <annotation encoding="StarMath 5.0">dr / dt </annotation>
  </semantics>
</math>
</file>

<file path=Object 2/content.xml><?xml version="1.0" encoding="utf-8"?>
<math xmlns="http://www.w3.org/1998/Math/MathML" display="block">
  <semantics>
    <mrow>
      <mrow>
        <mrow>
          <mstyle mathvariant="bold">
            <msub>
              <mi>F</mi>
              <mn>12</mn>
            </msub>
          </mstyle>
          <mo stretchy="false">+</mo>
          <mstyle mathvariant="bold">
            <msub>
              <mi>F</mi>
              <mn>13</mn>
            </msub>
          </mstyle>
        </mrow>
        <mo stretchy="false">=</mo>
        <msub>
          <mi>M</mi>
          <mn>1</mn>
        </msub>
      </mrow>
      <mrow>
        <mstyle mathvariant="bold">
          <msub>
            <mover accent="true">
              <mi>r</mi>
              <mo stretchy="false">¨</mo>
            </mover>
            <mn>1</mn>
          </msub>
        </mstyle>
        <mo stretchy="false">=</mo>
        <mrow>
          <mfrac>
            <mrow>
              <mi>G</mi>
              <msub>
                <mi>M</mi>
                <mn>1</mn>
              </msub>
              <msub>
                <mi>M</mi>
                <mn>2</mn>
              </msub>
              <mrow>
                <mo fence="true" stretchy="false">(</mo>
                <mrow>
                  <mrow>
                    <mstyle mathvariant="bold">
                      <msub>
                        <mi>r</mi>
                        <mn>2</mn>
                      </msub>
                    </mstyle>
                    <mo stretchy="false">−</mo>
                    <mstyle mathvariant="bold">
                      <msub>
                        <mi>r</mi>
                        <mn>1</mn>
                      </msub>
                    </mstyle>
                  </mrow>
                </mrow>
                <mo fence="true" stretchy="false">)</mo>
              </mrow>
            </mrow>
            <msup>
              <mrow>
                <mo fence="true" stretchy="true">|</mo>
                <mrow>
                  <mrow>
                    <msub>
                      <mi>r</mi>
                      <mn>2</mn>
                    </msub>
                    <mo stretchy="false">−</mo>
                    <msub>
                      <mi>r</mi>
                      <mn>1</mn>
                    </msub>
                  </mrow>
                </mrow>
                <mo fence="true" stretchy="true">|</mo>
              </mrow>
              <mn>3</mn>
            </msup>
          </mfrac>
          <mo stretchy="false">+</mo>
          <mfrac>
            <mrow>
              <mi>G</mi>
              <msub>
                <mi>M</mi>
                <mn>1</mn>
              </msub>
              <msub>
                <mi>M</mi>
                <mn>3</mn>
              </msub>
              <mrow>
                <mo fence="true" stretchy="false">(</mo>
                <mrow>
                  <mrow>
                    <mstyle mathvariant="bold">
                      <msub>
                        <mi>r</mi>
                        <mn>3</mn>
                      </msub>
                    </mstyle>
                    <mo stretchy="false">−</mo>
                    <mstyle mathvariant="bold">
                      <msub>
                        <mi>r</mi>
                        <mn>1</mn>
                      </msub>
                    </mstyle>
                  </mrow>
                </mrow>
                <mo fence="true" stretchy="false">)</mo>
              </mrow>
            </mrow>
            <msup>
              <mrow>
                <mo fence="true" stretchy="true">|</mo>
                <mrow>
                  <mrow>
                    <msub>
                      <mi>r</mi>
                      <mn>3</mn>
                    </msub>
                    <mo stretchy="false">−</mo>
                    <msub>
                      <mi>r</mi>
                      <mn>1</mn>
                    </msub>
                  </mrow>
                </mrow>
                <mo fence="true" stretchy="true">|</mo>
              </mrow>
              <mn>3</mn>
            </msup>
          </mfrac>
        </mrow>
      </mrow>
    </mrow>
    <annotation encoding="StarMath 5.0">bold{F_12} + bold{ F_13} =M_1 bold {ddot{ r }}_1={ G M_1 M_2 (bold r_2 - bold r_1)} over {{abs{r_2-r_1}}^3  } + { G M_1 M_3 (bold r_3 - bold r_1)} over {{abs{r_3-r_1}}^3  }</annotation>
  </semantics>
</math>
</file>

<file path=Object 3/content.xml><?xml version="1.0" encoding="utf-8"?>
<math xmlns="http://www.w3.org/1998/Math/MathML" display="block">
  <semantics>
    <mstyle mathvariant="bold">
      <msub>
        <mi>r</mi>
        <mn>1</mn>
      </msub>
    </mstyle>
    <annotation encoding="StarMath 5.0">bold { r_1 }</annotation>
  </semantics>
</math>
</file>

<file path=Object 4/content.xml><?xml version="1.0" encoding="utf-8"?>
<math xmlns="http://www.w3.org/1998/Math/MathML" display="block">
  <semantics>
    <mrow>
      <mrow>
        <mstyle mathvariant="bold">
          <msub>
            <mi>r</mi>
            <mn>2</mn>
          </msub>
        </mstyle>
        <mo stretchy="false">−</mo>
        <mstyle mathvariant="bold">
          <msub>
            <mi>r</mi>
            <mn>1</mn>
          </msub>
        </mstyle>
      </mrow>
      <mo stretchy="false">=</mo>
      <mstyle mathvariant="bold">
        <msub>
          <mi>s</mi>
          <mn>12</mn>
        </msub>
      </mstyle>
    </mrow>
    <annotation encoding="StarMath 5.0">bold { r_2 } - bold { r_1 } = bold { s_12 }</annotation>
  </semantics>
</math>
</file>

<file path=Object 5/content.xml><?xml version="1.0" encoding="utf-8"?>
<math xmlns="http://www.w3.org/1998/Math/MathML" display="block">
  <semantics>
    <mrow>
      <mo stretchy="false">−</mo>
      <mstyle mathvariant="bold">
        <msub>
          <mi>r</mi>
          <mn>1</mn>
        </msub>
      </mstyle>
    </mrow>
    <annotation encoding="StarMath 5.0">- bold {r_1 }</annotation>
  </semantics>
</math>
</file>

<file path=Object 6/content.xml><?xml version="1.0" encoding="utf-8"?>
<math xmlns="http://www.w3.org/1998/Math/MathML" display="block">
  <semantics>
    <mstyle mathvariant="bold">
      <msub>
        <mi>r</mi>
        <mn>2</mn>
      </msub>
    </mstyle>
    <annotation encoding="StarMath 5.0">bold { r_2 }</annotation>
  </semantics>
</math>
</file>

<file path=Object 7/content.xml><?xml version="1.0" encoding="utf-8"?>
<math xmlns="http://www.w3.org/1998/Math/MathML" display="block">
  <semantics>
    <mrow>
      <msub>
        <mover accent="true">
          <mi>r</mi>
          <mo stretchy="false">¨</mo>
        </mover>
        <mrow>
          <mn>1</mn>
          <mi>x</mi>
        </mrow>
      </msub>
      <mrow>
        <mover accent="true">
          <mi>i</mi>
          <mo stretchy="false">^</mo>
        </mover>
        <mo stretchy="false">+</mo>
        <msub>
          <mover accent="true">
            <mi>r</mi>
            <mo stretchy="false">¨</mo>
          </mover>
          <mrow>
            <mn>1</mn>
            <mi>y</mi>
          </mrow>
        </msub>
      </mrow>
      <mrow>
        <mover accent="true">
          <mi>j</mi>
          <mo stretchy="false">^</mo>
        </mover>
        <mo stretchy="false">+</mo>
        <msub>
          <mover accent="true">
            <mi>r</mi>
            <mo stretchy="false">¨</mo>
          </mover>
          <mrow>
            <mn>1</mn>
            <mi>z</mi>
          </mrow>
        </msub>
      </mrow>
      <mrow>
        <mover accent="true">
          <mi>k</mi>
          <mo stretchy="false">^</mo>
        </mover>
        <mo stretchy="false">=</mo>
        <mfrac>
          <mrow>
            <mi>G</mi>
            <msub>
              <mi>M</mi>
              <mn>2</mn>
            </msub>
          </mrow>
          <msup>
            <mrow>
              <mo fence="true" stretchy="true">|</mo>
              <mrow>
                <mrow>
                  <msub>
                    <mi>r</mi>
                    <mn>2</mn>
                  </msub>
                  <mo stretchy="false">−</mo>
                  <msub>
                    <mi>r</mi>
                    <mn>1</mn>
                  </msub>
                </mrow>
              </mrow>
              <mo fence="true" stretchy="true">|</mo>
            </mrow>
            <mn>3</mn>
          </msup>
        </mfrac>
      </mrow>
      <mrow>
        <mrow>
          <mo fence="true" stretchy="false">(</mo>
          <mrow>
            <mrow>
              <mstyle mathvariant="bold">
                <msub>
                  <mi>r</mi>
                  <mn>2</mn>
                </msub>
              </mstyle>
              <mo stretchy="false">−</mo>
              <mstyle mathvariant="bold">
                <msub>
                  <mi>r</mi>
                  <mn>1</mn>
                </msub>
              </mstyle>
            </mrow>
          </mrow>
          <mo fence="true" stretchy="false">)</mo>
        </mrow>
        <mo stretchy="false">+</mo>
        <mfrac>
          <mrow>
            <mi>G</mi>
            <msub>
              <mi>M</mi>
              <mn>3</mn>
            </msub>
          </mrow>
          <msup>
            <mrow>
              <mo fence="true" stretchy="true">|</mo>
              <mrow>
                <mrow>
                  <msub>
                    <mi>r</mi>
                    <mn>3</mn>
                  </msub>
                  <mo stretchy="false">−</mo>
                  <msub>
                    <mi>r</mi>
                    <mn>1</mn>
                  </msub>
                </mrow>
              </mrow>
              <mo fence="true" stretchy="true">|</mo>
            </mrow>
            <mn>3</mn>
          </msup>
        </mfrac>
      </mrow>
      <mrow>
        <mo fence="true" stretchy="false">(</mo>
        <mrow>
          <mrow>
            <mstyle mathvariant="bold">
              <msub>
                <mi>r</mi>
                <mn>3</mn>
              </msub>
            </mstyle>
            <mo stretchy="false">−</mo>
            <mstyle mathvariant="bold">
              <msub>
                <mi>r</mi>
                <mn>1</mn>
              </msub>
            </mstyle>
          </mrow>
        </mrow>
        <mo fence="true" stretchy="false">)</mo>
      </mrow>
    </mrow>
    <annotation encoding="StarMath 5.0">{ ddot{r}}_1x hat i+{ ddot{r}}_1y hat j+{ ddot{r}}_1z hat k={ G M_2} over {{abs{r_2-r_1}}^3  } (bold r_2 - bold r_1) + { G M_3 } over {{abs{r_3-r_1}}^3  }(bold r_3 - bold r_1)</annotation>
  </semantics>
</math>
</file>

<file path=Object 8/content.xml><?xml version="1.0" encoding="utf-8"?>
<math xmlns="http://www.w3.org/1998/Math/MathML" display="block">
  <semantics>
    <mrow>
      <mrow>
        <mrow>
          <msub>
            <mstyle mathvariant="bold">
              <mi>r</mi>
            </mstyle>
            <mn>2</mn>
          </msub>
          <mo stretchy="false">−</mo>
          <msub>
            <mstyle mathvariant="bold">
              <mi>r</mi>
            </mstyle>
            <mn>1</mn>
          </msub>
        </mrow>
        <mo stretchy="false">=</mo>
        <mrow>
          <mo fence="true" stretchy="false">(</mo>
          <mrow>
            <mrow>
              <msub>
                <mi>r</mi>
                <mrow>
                  <mn>2</mn>
                  <mi>x</mi>
                </mrow>
              </msub>
              <mo stretchy="false">−</mo>
              <msub>
                <mi>r</mi>
                <mrow>
                  <mn>1</mn>
                  <mi>x</mi>
                </mrow>
              </msub>
            </mrow>
          </mrow>
          <mo fence="true" stretchy="false">)</mo>
        </mrow>
      </mrow>
      <mrow>
        <mover accent="true">
          <mi>i</mi>
          <mo stretchy="false">^</mo>
        </mover>
        <mo stretchy="false">+</mo>
        <mrow>
          <mo fence="true" stretchy="false">(</mo>
          <mrow>
            <mrow>
              <msub>
                <mi>r</mi>
                <mrow>
                  <mn>2</mn>
                  <mi>y</mi>
                </mrow>
              </msub>
              <mo stretchy="false">−</mo>
              <msub>
                <mi>r</mi>
                <mrow>
                  <mn>1</mn>
                  <mi>y</mi>
                </mrow>
              </msub>
            </mrow>
          </mrow>
          <mo fence="true" stretchy="false">)</mo>
        </mrow>
      </mrow>
      <mrow>
        <mover accent="true">
          <mi>j</mi>
          <mo stretchy="false">^</mo>
        </mover>
        <mo stretchy="false">+</mo>
        <mrow>
          <mo fence="true" stretchy="false">(</mo>
          <mrow>
            <mrow>
              <msub>
                <mi>r</mi>
                <mrow>
                  <mn>2</mn>
                  <mi>z</mi>
                </mrow>
              </msub>
              <mo stretchy="false">−</mo>
              <msub>
                <mi>r</mi>
                <mrow>
                  <mn>1</mn>
                  <mi>z</mi>
                </mrow>
              </msub>
            </mrow>
          </mrow>
          <mo fence="true" stretchy="false">)</mo>
        </mrow>
      </mrow>
      <mover accent="true">
        <mi>k</mi>
        <mo stretchy="false">^</mo>
      </mover>
    </mrow>
    <annotation encoding="StarMath 5.0">{bold{ r }}_2 - {bold{ r }}_1 = (r_2x - r_1x) hat i + (r_2y - r_1y) hat j + (r_2z - r_1z) hat k</annotation>
  </semantics>
</math>
</file>

<file path=Object 9/content.xml><?xml version="1.0" encoding="utf-8"?>
<math xmlns="http://www.w3.org/1998/Math/MathML" display="block">
  <semantics>
    <mrow>
      <mrow>
        <msub>
          <mover accent="true">
            <mi>r</mi>
            <mo stretchy="false">¨</mo>
          </mover>
          <mrow>
            <mn>1</mn>
            <mi>x</mi>
          </mrow>
        </msub>
        <mo stretchy="false">=</mo>
        <mrow>
          <mfrac>
            <mrow>
              <mi>G</mi>
              <msub>
                <mi>M</mi>
                <mn>2</mn>
              </msub>
              <mrow>
                <mo fence="true" stretchy="false">(</mo>
                <mrow>
                  <mrow>
                    <msub>
                      <mi>r</mi>
                      <mrow>
                        <mn>2</mn>
                        <mi>x</mi>
                      </mrow>
                    </msub>
                    <mo stretchy="false">−</mo>
                    <msub>
                      <mi>r</mi>
                      <mrow>
                        <mn>1</mn>
                        <mi>x</mi>
                      </mrow>
                    </msub>
                  </mrow>
                </mrow>
                <mo fence="true" stretchy="false">)</mo>
              </mrow>
            </mrow>
            <msup>
              <mrow>
                <mo fence="true" stretchy="true">|</mo>
                <mrow>
                  <mrow>
                    <msub>
                      <mi>r</mi>
                      <mn>2</mn>
                    </msub>
                    <mo stretchy="false">−</mo>
                    <msub>
                      <mi>r</mi>
                      <mn>1</mn>
                    </msub>
                  </mrow>
                </mrow>
                <mo fence="true" stretchy="true">|</mo>
              </mrow>
              <mn>3</mn>
            </msup>
          </mfrac>
          <mo stretchy="false">+</mo>
          <mfrac>
            <mrow>
              <mi>G</mi>
              <msub>
                <mi>M</mi>
                <mn>3</mn>
              </msub>
              <mrow>
                <mo fence="true" stretchy="false">(</mo>
                <mrow>
                  <mrow>
                    <msub>
                      <mi>r</mi>
                      <mrow>
                        <mn>3</mn>
                        <mi>x</mi>
                      </mrow>
                    </msub>
                    <mo stretchy="false">−</mo>
                    <msub>
                      <mi>r</mi>
                      <mrow>
                        <mn>1</mn>
                        <mi>x</mi>
                      </mrow>
                    </msub>
                  </mrow>
                </mrow>
                <mo fence="true" stretchy="false">)</mo>
              </mrow>
            </mrow>
            <msup>
              <mrow>
                <mo fence="true" stretchy="true">|</mo>
                <mrow>
                  <mrow>
                    <msub>
                      <mi>r</mi>
                      <mn>3</mn>
                    </msub>
                    <mo stretchy="false">−</mo>
                    <msub>
                      <mi>r</mi>
                      <mn>1</mn>
                    </msub>
                  </mrow>
                </mrow>
                <mo fence="true" stretchy="true">|</mo>
              </mrow>
              <mn>3</mn>
            </msup>
          </mfrac>
        </mrow>
        <mo stretchy="false">=</mo>
        <mstyle color="blue">
          <msub>
            <mi>a</mi>
            <mrow>
              <mn>1</mn>
              <mi>x</mi>
            </mrow>
          </msub>
        </mstyle>
      </mrow>
      <mrow>
        <mo fence="true" stretchy="false">(</mo>
        <mrow>
          <mstyle mathvariant="bold">
            <mrow>
              <msub>
                <mi>r</mi>
                <mn>1</mn>
              </msub>
              <mi>,</mi>
              <msub>
                <mi>r</mi>
                <mn>2</mn>
              </msub>
              <mi>,</mi>
              <msub>
                <mi>r</mi>
                <mn>3</mn>
              </msub>
            </mrow>
          </mstyle>
        </mrow>
        <mo fence="true" stretchy="false">)</mo>
      </mrow>
    </mrow>
    <annotation encoding="StarMath 5.0">{ ddot{r} }_1x = { G M_2 (r_2x - r_1x)} over { {abs{r_2 - r_1}}^3 } + { G M_3 (r_3x - r_1x)} over { {abs{r_3 - r_1}}^3 } = color blue {a}_1x(bold{r_1,r_2,r_3  }) </annotation>
  </semantics>
</math>
</file>